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4fc78" officeooo:paragraph-rsid="0014fc78" style:font-weight-asian="bold" style:font-weight-complex="bold"/>
    </style:style>
    <style:style style:name="P2" style:family="paragraph" style:parent-style-name="Standard">
      <style:text-properties fo:font-weight="bold" officeooo:rsid="00161bbf" officeooo:paragraph-rsid="00161bbf" style:font-weight-asian="bold" style:font-weight-complex="bold"/>
    </style:style>
    <style:style style:name="P3" style:family="paragraph" style:parent-style-name="Standard">
      <style:text-properties fo:font-weight="normal" officeooo:rsid="00161bbf" officeooo:paragraph-rsid="00161bbf" style:font-weight-asian="normal" style:font-weight-complex="normal"/>
    </style:style>
    <style:style style:name="P4" style:family="paragraph" style:parent-style-name="Standard">
      <style:paragraph-properties fo:text-align="center" style:justify-single-word="false"/>
      <style:text-properties fo:font-size="18pt" fo:font-weight="bold" officeooo:rsid="00180cf9" officeooo:paragraph-rsid="00180cf9"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te Rendu séance 19/02/2021</text:p>
      <text:p text:style-name="P1"/>
      <text:p text:style-name="P1">Résolution de problèmes liés à la connexion BlueTooth :</text:p>
      <text:p text:style-name="Standard"/>
      <text:p text:style-name="Standard">Lors de notre première utilisation de la brique EV3, nous avons constaté que le JDK (Java Development Kit) que nous utilisions, à savoir le JDK 8 pour coder sous Java 1.8, n'était pas compatible. On s'est rendu compte qu'il faut le JDK 7 obligatoirement afin de pouvoir lancer des programmes LeJos.<text:line-break/><text:line-break/>Ensuite, on a eu un premier problème concernant les communications. Au début, on voulais faire une communication WiFi entre les 2 briques EV3 et des communications Bluetooth entre les télécommandes et les EV3. Après de nombreuses recherches, et à l'aide des anciens TER sur ce sujet, nous sommes parvenus à la conclusion que la communication WiFi est bien trop complexe. On a donc pris la décision de changer les communications. Nous allons donc partir sur une communication Bluetooth entre les 2 briques EV3, et une communication par cable USB entre les télécommandes et les briques.<text:line-break/><text:line-break/>Ce qui est plus pratique avec le Bluetooth qu'avec le WiFi, c'est que la documentation de Lejos est bien plus explicite pour les connexions Bluetooth. Cependant, nous ne savions pas comment utiliser les différentes classes liées au Bluetooth afin de pouvoir établir une communication. <text:line-break/>Et ducoup, nous avons trouvé un PDF réglant notre problème. Ce document, écrit par Juan Antonio Breña Moral, explique de manière détaillé comment utiliser les classes liés au Bluetooth afin de faire une communication entre 2 briques.<text:line-break/><text:line-break/>Une fois le squelette du code établi, on a remarqué qu'il y avait un problème, car lorsque que l'on demandait à capter la brique nommé "EV3", le programme s'arrêtait et retournait une erreur. Après avoir analyser notre code, on en a déduis que le problème venait du fait que l'on demandait une connexion de type \textit{RAW}. Une connexion \textit{RAW} permet de connecter une brique EV3 à un autre appareil qui n'est pas une brique, par exemple un téléphone. Il fallait donc remplacer cela par \textit{PACKET}, permettant de communiquer une brique EV3 à une autre.<text:line-break/><text:line-break/>Suite à ces changements, on pensait que tout allait bien fonctionner. Cependant, alors que la sortie attendu aurait du être "ev3", un nombre était affiché à la place. Cela venait de 2 problèmes. Le premier était que le nom de l'objet connecté était stocké dans une variable bytes. Pour éviter de faire des conversions vers un String qui pourrait modifier la valeur, on a utilisé la fonction \textit{writeUTF()} qui permet d'envoyer la valeur récupéré vers le flux de sortie, valeur qui est directement de type String. Le deuxième problème, malgré le fait que la valeur était stocké dans le flux de sortie, bizarrement elle ne s'affichait pas. En fait, il manquait un appel à la méthode \textit{flush()} qui permet de vider les buffers d'écriture vers la sortie.<text:line-break/></text:p>
      <text:p text:style-name="P2">Future tâches possible :</text:p>
      <text:p text:style-name="P3"/>
      <text:p text:style-name="P3">Le portail récupère la liste des appareils Bluetooth disponible à proximité, et pour chaque appareil de cette liste, le portail essaye de se connecter avec. En cas de succès, cela signifie que l’appareil est situé devant le portail, et que ce dernier était en attente de connex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7:45:23.208000000</meta:creation-date>
    <dc:date>2021-02-19T17:59:26.505000000</dc:date>
    <meta:editing-duration>PT3M54S</meta:editing-duration>
    <meta:editing-cycles>2</meta:editing-cycles>
    <meta:generator>LibreOffice/7.0.1.2$Windows_X86_64 LibreOffice_project/7cbcfc562f6eb6708b5ff7d7397325de9e764452</meta:generator>
    <meta:document-statistic meta:table-count="0" meta:image-count="0" meta:object-count="0" meta:page-count="1" meta:paragraph-count="5" meta:word-count="512" meta:character-count="3126" meta:non-whitespace-character-count="2613"/>
  </office:meta>
</office:document-meta>
</file>